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811*"/>
    </style:style>
    <style:style style:name="Tabelle3.B" style:family="table-column">
      <style:table-column-properties style:column-width="2.695cm" style:rel-column-width="1528*"/>
    </style:style>
    <style:style style:name="Tabelle3.C" style:family="table-column">
      <style:table-column-properties style:column-width="2.884cm" style:rel-column-width="1635*"/>
    </style:style>
    <style:style style:name="Tabelle3.D" style:family="table-column">
      <style:table-column-properties style:column-width="1.561cm" style:rel-column-width="885*"/>
    </style:style>
    <style:style style:name="Tabelle3.E" style:family="table-column">
      <style:table-column-properties style:column-width="2.385cm" style:rel-column-width="1352*"/>
    </style:style>
    <style:style style:name="Tabelle3.F" style:family="table-column">
      <style:table-column-properties style:column-width="6.04cm" style:rel-column-width="3424*"/>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898*"/>
    </style:style>
    <style:style style:name="Tabelle3.B5.2" style:family="table-column">
      <style:table-column-properties style:column-width="1.111cm" style:rel-column-width="630*"/>
    </style:style>
    <style:style style:name="Tabelle3.B5.2.2.1" style:family="table-row">
      <style:table-row-properties style:min-row-height="4.89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column">
      <style:table-column-properties style:column-width="1.138cm" style:rel-column-width="645*"/>
    </style:style>
    <style:style style:name="Tabelle3.B5.2.4.1" style:family="table-row">
      <style:table-row-properties style:min-row-height="4.676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99cm" style:rel-column-width="13107*"/>
    </style:style>
    <style:style style:name="Table2.C" style:family="table-column">
      <style:table-column-properties style:column-width="1.326cm" style:rel-column-width="5114*"/>
    </style:style>
    <style:style style:name="Table2.D" style:family="table-column">
      <style:table-column-properties style:column-width="1.296cm" style:rel-column-width="4999*"/>
    </style:style>
    <style:style style:name="Table2.E" style:family="table-column">
      <style:table-column-properties style:column-width="7.576cm" style:rel-column-width="2920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399cm" style:rel-column-width="13107*"/>
    </style:style>
    <style:style style:name="Table3.C" style:family="table-column">
      <style:table-column-properties style:column-width="1.406cm" style:rel-column-width="5421*"/>
    </style:style>
    <style:style style:name="Table3.D" style:family="table-column">
      <style:table-column-properties style:column-width="1.773cm" style:rel-column-width="6835*"/>
    </style:style>
    <style:style style:name="Table3.E" style:family="table-column">
      <style:table-column-properties style:column-width="7.02cm" style:rel-column-width="27065*"/>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1.699cm" style:rel-column-width="6550*"/>
    </style:style>
    <style:style style:name="Table1.C" style:family="table-column">
      <style:table-column-properties style:column-width="3.401cm" style:rel-column-width="13108*"/>
    </style:style>
    <style:style style:name="Table1.D" style:family="table-column">
      <style:table-column-properties style:column-width="1.406cm" style:rel-column-width="5421*"/>
    </style:style>
    <style:style style:name="Table1.E" style:family="table-column">
      <style:table-column-properties style:column-width="1.773cm" style:rel-column-width="6836*"/>
    </style:style>
    <style:style style:name="Table1.F" style:family="table-column">
      <style:table-column-properties style:column-width="7.022cm" style:rel-column-width="2707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5.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text-properties fo:background-color="#ffff00"/>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Table_20_Contents">
      <style:text-properties fo:font-style="italic" style:font-style-asian="italic" style:font-style-complex="italic"/>
    </style:style>
    <style:style style:name="P7" style:family="paragraph" style:parent-style-name="Standard" style:list-style-name="L3"/>
    <style:style style:name="P8"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Standard" style:list-style-name="L4"/>
    <style:style style:name="P10"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Heading_20_2">
      <style:paragraph-properties fo:break-before="page"/>
      <style:text-properties fo:language="en" fo:country="US"/>
    </style:style>
    <style:style style:name="P12" style:family="paragraph" style:parent-style-name="Standard">
      <style:paragraph-properties fo:line-height="150%" fo:text-align="justify" style:justify-single-word="false"/>
      <style:text-properties style:font-name="Courier" fo:font-size="10pt" fo:language="en" fo:country="US" style:font-size-asian="10pt" style:font-size-complex="10pt"/>
    </style:style>
    <style:style style:name="P13" style:family="paragraph" style:parent-style-name="Standard">
      <style:paragraph-properties fo:line-height="150%" fo:text-align="justify" style:justify-single-word="false"/>
      <style:text-properties style:font-name="Courier" fo:font-size="10pt" style:font-size-asian="10pt" style:font-size-complex="10pt"/>
    </style:style>
    <style:style style:name="P14" style:family="paragraph" style:parent-style-name="Standard">
      <style:paragraph-properties fo:line-height="150%" fo:text-align="justify" style:justify-single-word="false"/>
      <style:text-properties style:font-name="Courier" fo:font-size="10pt" fo:font-style="normal" style:font-size-asian="10pt" style:font-style-asian="normal" style:font-size-complex="10pt" style:font-style-complex="normal"/>
    </style:style>
    <style:style style:name="P15" style:family="paragraph" style:parent-style-name="Heading_20_2">
      <style:paragraph-properties fo:line-height="150%" fo:break-before="page"/>
      <style:text-properties fo:language="en" fo:country="US"/>
    </style:style>
    <style:style style:name="P16" style:family="paragraph" style:parent-style-name="Text_20_body">
      <style:paragraph-properties fo:line-height="150%"/>
    </style:style>
    <style:style style:name="P17"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8"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9" style:family="paragraph" style:parent-style-name="Standard">
      <style:paragraph-properties fo:line-height="150%" fo:text-align="justify" style:justify-single-word="false"/>
      <style:text-properties fo:language="en" fo:country="US"/>
    </style:style>
    <style:style style:name="P20" style:family="paragraph" style:parent-style-name="Text_20_body">
      <style:paragraph-properties fo:line-height="150%"/>
      <style:text-properties fo:language="en" fo:country="US"/>
    </style:style>
    <style:style style:name="T1" style:family="text">
      <style:text-properties style:font-name="Times New Roman"/>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E"/>
              <table:table-column table:style-name="Tabelle3.F"/>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E"/>
                    <table:table-column table:style-name="Tabelle3.F"/>
                    <table:table-row table:style-name="Tabelle3.B5.3.2.1">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style-name="Tabelle3.B5.3.2.3">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4.1"/>
                    <table:table-row table:style-name="Tabelle3.B5.2.4.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E"/>
              <table:table-column table:style-name="Tabelle3.F"/>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3"/>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3"/>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3"/>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Time line files</text:h>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Table_20_Heading">Section</text:p>
            </table: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E1" office:value-type="string">
              <text:p text:style-name="Table_20_Heading">Comments</text:p>
            </table:table-cell>
          </table:table-row>
        </table:table-header-rows>
        <table:table-row>
          <table:table-cell table:style-name="Table2.A2" office:value-type="string">
            <text:p text:style-name="Table_20_Contents">Header</text:p>
          </table:table-cell>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
          </table:table-cell>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
          </table:table-cell>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Table_20_Contents">a unique identifier identifying the type of file we are looking at. For Time line files, this is “5”.</text:p>
          </table:table-cell>
        </table:table-row>
        <table:table-row>
          <table:table-cell table:style-name="Table2.A2" office:value-type="string">
            <text:p text:style-name="Table_20_Contents">Processing parameters</text:p>
          </table:table-cell>
          <table:table-cell table:number-columns-spanned="4">
            <table:table table:is-sub-table="true">
              <table:table-column table:style-name="Table2.A"/>
              <table:table-column table:style-name="Table2.C"/>
              <table:table-column table:style-name="Table2.D"/>
              <table:table-column table:style-name="Table2.E"/>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4">2</text:p>
                </table:table-cell>
                <table:table-cell table:style-name="Table2.E2"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4">procHeaderSize</text:p>
                </table:table-cell>
                <table:table-cell table:style-name="Table2.E2"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2" office:value-type="string">
            <text:p text:style-name="Table_20_Contents">Data header</text:p>
          </table:table-cell>
          <table:table-cell table:style-name="Table2.A2" office:value-type="string">
            <text:p text:style-name="Table_20_Contents">timeSpacingMode</text:p>
          </table:table-cell>
          <table:table-cell table:style-name="Table2.A2" office:value-type="string">
            <text:p text:style-name="Table_20_Contents">byte</text:p>
          </table:table-cell>
          <table:table-cell table:style-name="Table2.A2" office:value-type="string">
            <text:p text:style-name="P4">1</text:p>
          </table:table-cell>
          <table:table-cell table:style-name="Table2.E2" office:value-type="string">
            <text:p text:style-name="Table_20_Contents">One of REGULAR (0) or VARIABLE (1)</text:p>
          </table:table-cell>
        </table:table-row>
        <table:table-row>
          <table:table-cell table:style-name="Table2.A2" office:value-type="string">
            <text:p text:style-name="Table_20_Contents"/>
          </table:table-cell>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E2" office:value-type="string">
            <text:p text:style-name="P5">the number of datagrams in the file</text:p>
          </table:table-cell>
        </table:table-row>
        <table:table-row>
          <table:table-cell table:style-name="Table2.A2" office:value-type="string">
            <text:p text:style-name="Table_20_Contents"/>
          </table:table-cell>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E2" office:value-type="string">
            <text:p text:style-name="P5">REGULAR: the (fixed) time rate of the datagrams [in Hz], or VARIABLE: the interval between two index values [in samples]</text:p>
          </table:table-cell>
        </table:table-row>
        <table:table-row>
          <table:table-cell table:style-name="Table2.A2" office:value-type="string">
            <text:p text:style-name="P6">Data</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4"/>
          </table:table-cell>
          <table:table-cell table:style-name="Table2.E2" office:value-type="string">
            <text:p text:style-name="P5">Depends on timeSpacingMode (see below.)</text:p>
          </table:table-cell>
        </table:table-row>
      </table:table>
      <text:p text:style-name="Standard"/>
      <text:p text:style-name="Standard"/>
      <text:p text:style-name="Standard">Two case arise for the data part, depending upon the timeSpacingMode:</text:p>
      <text:p text:style-name="Standard"/>
      <text:list text:style-name="L3">
        <text:list-item>
          <text:p text:style-name="P7">REGULAR:</text:p>
        </text:list-item>
      </text:list>
      <text:p text:style-name="Standard"/>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Table_20_Heading">Section</text:p>
            </table:table-cell>
            <table:table-cell table:style-name="Table3.A1" office:value-type="string">
              <text:p text:style-name="Table_20_Heading">Info</text:p>
            </table:table-cell>
            <table:table-cell table:style-name="Table3.A1" office:value-type="string">
              <text:p text:style-name="Table_20_Heading">Type</text:p>
            </table:table-cell>
            <table:table-cell table:style-name="Table3.A1" office:value-type="string">
              <text:p text:style-name="Table_20_Heading">Byt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
          </table:table-cell>
          <table:table-cell table:style-name="Table3.A2" office:value-type="string">
            <text:p text:style-name="Table_20_Contents">datagramSize</text:p>
          </table:table-cell>
          <table:table-cell table:style-name="Table3.A2" office:value-type="string">
            <text:p text:style-name="Table_20_Contents">int</text:p>
          </table:table-cell>
          <table:table-cell table:style-name="Table3.A2" office:value-type="string">
            <text:p text:style-name="P4">4</text:p>
          </table:table-cell>
          <table:table-cell table:style-name="Table3.E2" office:value-type="string">
            <text:p text:style-name="P8">the size of a datagram [in bytes]</text:p>
          </table:table-cell>
        </table:table-row>
        <table:table-row>
          <table:table-cell table:style-name="Table3.A2" office:value-type="string">
            <text:p text:style-name="Table_20_Contents">Data</text:p>
          </table:table-cell>
          <table:table-cell table:style-name="Table3.A2" office:value-type="string">
            <text:p text:style-name="Table_20_Contents">datagrams</text:p>
          </table:table-cell>
          <table:table-cell table:style-name="Table3.A2" office:value-type="string">
            <text:p text:style-name="Table_20_Contents">byte[]</text:p>
          </table:table-cell>
          <table:table-cell table:style-name="Table3.A2" office:value-type="string">
            <text:p text:style-name="P4">len*size</text:p>
          </table:table-cell>
          <table:table-cell table:style-name="Table3.E2" office:value-type="string">
            <text:p text:style-name="P8">a series of fixed-size datagrams</text:p>
          </table:table-cell>
        </table:table-row>
      </table:table>
      <text:p text:style-name="Standard"/>
      <text:list text:style-name="L4">
        <text:list-item>
          <text:p text:style-name="P9">VARIABLE:</text:p>
        </text:list-item>
      </text:list>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Table_20_Heading">Section</text:p>
            </table:table-cell>
            <table:covered-table-cell/>
            <table:table-cell table:style-name="Table1.A1" office:value-type="string">
              <text:p text:style-name="Table_20_Heading">Info</text:p>
            </table:table-cell>
            <table:table-cell table:style-name="Table1.A1" office:value-type="string">
              <text:p text:style-name="Table_20_Heading">Type</text:p>
            </table:table-cell>
            <table:table-cell table:style-name="Table1.A1" office:value-type="string">
              <text:p text:style-name="Table_20_Heading">Bytes</text:p>
            </table:table-cell>
            <table:table-cell table:style-name="Table1.F1" office:value-type="string">
              <text:p text:style-name="Table_20_Heading">Comments</text:p>
            </table:table-cell>
          </table:table-row>
        </table:table-header-rows>
        <table:table-row>
          <table:table-cell table:style-name="Table1.A2" office:value-type="string">
            <text:p text:style-name="Table_20_Contents">Index</text:p>
            <text:p text:style-name="Table_20_Contents"/>
          </table:table-cell>
          <table:table-cell table:number-columns-spanned="5">
            <table:table table:is-sub-table="true">
              <table:table-column table:style-name="Table1.A"/>
              <table:table-column table:style-name="Table1.C"/>
              <table:table-column table:style-name="Table1.D"/>
              <table:table-column table:style-name="Table1.E"/>
              <table:table-column table:style-name="Table1.F"/>
              <table:table-row>
                <table:table-cell table:style-name="Table1.A2" office:value-type="string">
                  <text:p text:style-name="Table_20_Contents"/>
                </table:table-cell>
                <table:table-cell table:style-name="Table1.A1" office:value-type="string">
                  <text:p text:style-name="Table_20_Contents">numIdx</text:p>
                </table:table-cell>
                <table:table-cell table:style-name="Table1.A1" office:value-type="string">
                  <text:p text:style-name="Table_20_Contents">long</text:p>
                </table:table-cell>
                <table:table-cell table:style-name="Table1.A1" office:value-type="string">
                  <text:p text:style-name="P4">8</text:p>
                </table:table-cell>
                <table:table-cell table:style-name="Table1.F1" office:value-type="string">
                  <text:p text:style-name="P8">the number of index fields</text:p>
                </table:table-cell>
              </table:table-row>
              <table:table-row>
                <table:table-cell table:style-name="Table1.A2" office:value-type="string">
                  <text:p text:style-name="Table_20_Contents"/>
                </table:table-cell>
                <table:table-cell table:style-name="Table1.A2" office:value-type="string">
                  <text:p text:style-name="Table_20_Contents">idxInterval</text:p>
                </table:table-cell>
                <table:table-cell table:style-name="Table1.A2" office:value-type="string">
                  <text:p text:style-name="Table_20_Contents">int</text:p>
                </table:table-cell>
                <table:table-cell table:style-name="Table1.A2" office:value-type="string">
                  <text:p text:style-name="P4">4</text:p>
                </table:table-cell>
                <table:table-cell table:style-name="Table1.B2.5.2" office:value-type="string">
                  <text:p text:style-name="P8">the interval between two index values [in samples]</text:p>
                </table:table-cell>
              </table:table-row>
              <table:table-row>
                <table:table-cell table:style-name="Table1.A2" office:value-type="string">
                  <text:p text:style-name="Table_20_Contents">For each index field</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begin</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8">the position [in bytes, from beginning of file] of the datagram nearest to the current index</text:p>
                      </table:table-cell>
                    </table:table-row>
                    <table:table-row>
                      <table:table-cell table:style-name="Table1.A2" office:value-type="string">
                        <text:p text:style-name="Table_20_Contents">offset</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10">the time difference [in samples] between the current index position and the nearest datagram posi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le1.A2" office:value-type="string">
            <text:p text:style-name="Table_20_Contents">Data</text:p>
          </table:table-cell>
          <table:table-cell table:style-name="Table1.A1" office:value-type="string">
            <text:p text:style-name="Table_20_Contents">For each datagram</text:p>
          </table:table-cell>
          <table:table-cell table:number-columns-spanned="4">
            <table:table table:is-sub-table="true">
              <table:table-column table:style-name="Table1.C"/>
              <table:table-column table:style-name="Table1.D"/>
              <table:table-column table:style-name="Table1.E"/>
              <table:table-column table:style-name="Table1.F"/>
              <table:table-row>
                <table:table-cell table:style-name="Table1.A2" office:value-type="string">
                  <text:p text:style-name="Table_20_Contents">datagramSize</text:p>
                </table:table-cell>
                <table:table-cell table:style-name="Table1.A2" office:value-type="string">
                  <text:p text:style-name="Table_20_Contents">int</text:p>
                </table:table-cell>
                <table:table-cell table:style-name="Table1.A2" office:value-type="string">
                  <text:p text:style-name="P4">4</text:p>
                </table:table-cell>
                <table:table-cell table:style-name="Table1.B2.5.2" office:value-type="string">
                  <text:p text:style-name="P8">the datagram size [in bytes]</text:p>
                </table:table-cell>
              </table:table-row>
              <table:table-row>
                <table:table-cell table:style-name="Table1.A2" office:value-type="string">
                  <text:p text:style-name="Table_20_Contents">duration</text:p>
                </table:table-cell>
                <table:table-cell table:style-name="Table1.A2" office:value-type="string">
                  <text:p text:style-name="Table_20_Contents">long</text:p>
                </table:table-cell>
                <table:table-cell table:style-name="Table1.A2" office:value-type="string">
                  <text:p text:style-name="P4">8</text:p>
                </table:table-cell>
                <table:table-cell table:style-name="Table1.B2.5.2" office:value-type="string">
                  <text:p text:style-name="P8">the datagram duration [in samples]</text:p>
                </table:table-cell>
              </table:table-row>
              <table:table-row>
                <table:table-cell table:style-name="Table1.A2" office:value-type="string">
                  <text:p text:style-name="Table_20_Contents">datagram</text:p>
                </table:table-cell>
                <table:table-cell table:style-name="Table1.A2" office:value-type="string">
                  <text:p text:style-name="Table_20_Contents">byte[]</text:p>
                </table:table-cell>
                <table:table-cell table:style-name="Table1.A2" office:value-type="string">
                  <text:p text:style-name="P4">datagramSize</text:p>
                </table:table-cell>
                <table:table-cell table:style-name="Table1.B2.5.2" office:value-type="string">
                  <text:p text:style-name="P8">a series of variable-size datagrams</text:p>
                </table:table-cell>
              </table:table-row>
            </table:table>
          </table:table-cell>
          <table:covered-table-cell/>
          <table:covered-table-cell/>
          <table:covered-table-cell/>
        </table:table-row>
      </table:table>
      <text:p text:style-name="Standard"/>
      <text:p text:style-name="Standard"/>
      <text:p text:style-name="Standard"/>
      <text:p text:style-name="P5">Fig.1: illustration of the format in the two different time-spacing modes</text:p>
      <text:p text:style-name="P5"/>
      <text:p text:style-name="P5"><draw:frame draw:style-name="fr1" draw:name="graphics1" text:anchor-type="paragraph" svg:width="12.107cm" svg:height="13.372cm" draw:z-index="0"><draw:image/></draw:frame></text:p>
      <text:p text:style-name="P5"/>
      <text:p text:style-name="P5"/>
      <text:p text:style-name="P5"/>
      <text:p text:style-name="P5"/>
      <text:p text:style-name="P5"/>
      <text:p text:style-name="P5"/>
      <text:p text:style-name="P5"/>
      <text:p text:style-name="P5"/>
      <text:p text:style-name="P5"/>
      <text:h text:style-name="P11" text:outline-level="2">Note: sketch of the access method for the Time line files</text:h>
      <text:p text:style-name="P5"/>
      <text:p text:style-name="P12">datagramVec[] give_me( long timeLocation, long timeSpan, int reqSampleRate ) {</text:p>
      <text:p text:style-name="P13"/>
      <text:p text:style-name="P13"><text:tab/>/* Open the file, check the version, skip the txt header,</text:p>
      <text:p text:style-name="P12"><text:tab/>read the time-spacing mode, numDatagrams, sampleRate */</text:p>
      <text:p text:style-name="P13"/>
      <text:p text:style-name="P13"><text:tab/>rateRatio = <text:s/>reqSampleRate / sampleRate;</text:p>
      <text:p text:style-name="P13"><text:tab/>if ( mode == REGULAR ) {</text:p>
      <text:p text:style-name="P13"><text:tab/><text:tab/>file.read( datagramSize, sizeof(int) );</text:p>
      <text:p text:style-name="P13"><text:tab/><text:tab/><text:span text:style-name="T2">// Read the whole vector in one go:</text:span></text:p>
      <text:p text:style-name="P13"><text:tab/><text:tab/>nDatagrams = floor( timeSpan * rateRatio );</text:p>
      <text:p text:style-name="P13"><text:tab/><text:tab/>if ( nDatagrams &gt; numDatagrams ) { nDatagrams = numDatagrams; }</text:p>
      <text:p text:style-name="P13"><text:tab/><text:tab/>beginByte = floor( timeLocation * rateRatio ) * datagramSize;</text:p>
      <text:p text:style-name="P13"><text:tab/><text:tab/>file.skip( beginByte );</text:p>
      <text:p text:style-name="P13"><text:tab/><text:tab/>file.read( datagramVec, nDatagrams*size );</text:p>
      <text:p text:style-name="P13"><text:tab/>}</text:p>
      <text:p text:style-name="P12"><text:tab/>else if ( mode == VARIABLE ) {</text:p>
      <text:p text:style-name="P13"><text:tab/><text:tab/>file.read( numIdx, sizeof(long) );</text:p>
      <text:p text:style-name="P13"><text:tab/><text:tab/>file.read( idxInterval, sizeof(int) );</text:p>
      <text:p text:style-name="P12"><text:tab/><text:tab/><text:span text:style-name="T3">// Locate the relevant index:</text:span></text:p>
      <text:p text:style-name="P13"><text:tab/><text:tab/>indexNow = <text:s/>floor( timeLocation * rateRatio ) / idxInterval;</text:p>
      <text:p text:style-name="P12"><text:tab/><text:tab/><text:tab/><text:tab/><text:tab/><text:tab/><text:tab/><text:span text:style-name="T3">//NB: this is an integer division.</text:span></text:p>
      <text:p text:style-name="P13"><text:tab/><text:tab/>indexByte = indexNow * 16;</text:p>
      <text:p text:style-name="P13"><text:tab/><text:tab/>file.skip( indexByte );</text:p>
      <text:p text:style-name="P13"><text:tab/><text:tab/>file.read( begin, sizeof(long) );</text:p>
      <text:p text:style-name="P13"><text:tab/><text:tab/>file.read( offset, sizeof(long) );</text:p>
      <text:p text:style-name="P13"><text:tab/><text:tab/><text:span text:style-name="T3">// Use the index to find the closest datagram:</text:span></text:p>
      <text:p text:style-name="P13"><text:tab/><text:tab/>file.seek( begin );</text:p>
      <text:p text:style-name="P13"><text:tab/><text:tab/><text:span text:style-name="T3">// Then start hopping/skipping to reach the requested timeLocation:</text:span></text:p>
      <text:p text:style-name="P14"><text:tab/><text:tab/>timeNow = offset;</text:p>
      <text:p text:style-name="P13"><text:tab/><text:tab/>file.read( datagramSize, sizeof(int) );</text:p>
      <text:p text:style-name="P13"><text:tab/><text:tab/>file.read( duration, sizeof(long) );</text:p>
      <text:p text:style-name="P13"><text:tab/><text:tab/>scaledTimeLocation = <text:s/>floor( timeLocation * rateRatio );</text:p>
      <text:p text:style-name="P13"><text:tab/><text:tab/>while ( ( timeNow &lt; scaledTimeLocation ) &amp;&amp; (!file.eof()) ) {</text:p>
      <text:p text:style-name="P13"><text:tab/><text:tab/><text:tab/>timeNow += duration;</text:p>
      <text:p text:style-name="P13"><text:tab/><text:tab/><text:tab/>file.skip( datagramSize );</text:p>
      <text:p text:style-name="P13"><text:tab/><text:tab/><text:tab/>file.read( datagramSize, sizeof(int) );</text:p>
      <text:p text:style-name="P13"><text:tab/><text:tab/><text:tab/>file.read( duration, sizeof(long) );</text:p>
      <text:p text:style-name="P13"><text:tab/><text:tab/>}</text:p>
      <text:p text:style-name="P13"><text:tab/><text:tab/><text:span text:style-name="T3">// Read the first relevant datagram:</text:span></text:p>
      <text:p text:style-name="P13"><text:tab/><text:tab/>file.read( data, datagramSize );</text:p>
      <text:p text:style-name="P13"><text:tab/><text:tab/>datagramVec.append( data );</text:p>
      <text:p text:style-name="P13"><text:tab/><text:tab/><text:span text:style-name="T3">// Continue hopping/reading to cover the requested timeSpan:</text:span></text:p>
      <text:p text:style-name="P13"><text:tab/><text:tab/>file.read( datagramSize, sizeof(int) );</text:p>
      <text:p text:style-name="P13"><text:tab/><text:tab/>file.read( duration, sizeof(long) );</text:p>
      <text:p text:style-name="P13"><text:tab/><text:tab/>scaledTimeEnd = floor( (timeLocation + timeSpan) * rateRatio );</text:p>
      <text:p text:style-name="P13"><text:tab/><text:tab/>while ( ( timeNow &lt; scaledTimeEnd ) &amp;&amp; (!file.eof()) ) {</text:p>
      <text:p text:style-name="P13"><text:tab/><text:tab/><text:tab/>timeNow += duration;</text:p>
      <text:p text:style-name="P13"><text:tab/><text:tab/><text:tab/>file.read( data, datagramSize );</text:p>
      <text:p text:style-name="P13"><text:tab/><text:tab/><text:tab/>datagramVec.append( data );</text:p>
      <text:p text:style-name="P13"><text:tab/><text:tab/><text:tab/>file.read( datagramSize, sizeof(int) );</text:p>
      <text:p text:style-name="P13"><text:tab/><text:tab/><text:tab/>file.read( duration, sizeof(long) );</text:p>
      <text:p text:style-name="P13"><text:tab/><text:tab/>}</text:p>
      <text:p text:style-name="P13"><text:tab/>}</text:p>
      <text:p text:style-name="P13"><text:tab/>else {</text:p>
      <text:p text:style-name="P12"><text:tab/><text:tab/>/* Exception: unknown timeSpacing mode */</text:p>
      <text:p text:style-name="P13"><text:tab/>}</text:p>
      <text:p text:style-name="P13">}</text:p>
      <text:p text:style-name="P5"/>
      <text:h text:style-name="P15" text:outline-level="2">Definitions</text:h>
      <text:p text:style-name="P16"/>
      <text:p text:style-name="P17"><text:span text:style-name="T4">Time measurement</text:span>: every time will be measured with a couple of (long sampleIndex, int sampleRate).</text:p>
      <text:p text:style-name="P5"/>
      <text:p text:style-name="P18"><text:span text:style-name="T4">Time-spacing mode</text:span>: can be “REGULAR” for regularly spaced signal samples or vectors of coefficients resulting from fixed rate processing, or “VARIABLE” for vectors of variably-spaced coefficients (e.g., resulting from pitch-synchronous processing).</text:p>
      <text:p text:style-name="P5"/>
      <text:p text:style-name="P19"><text:span text:style-name="T4">Datagram</text:span>: a piece of timeline-related information, regardless of its time-spacing mode.</text:p>
      <text:p text:style-name="P16"/>
      <text:p text:style-name="P20"><text:span text:style-name="T4">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7-06T16:58:12</meta:creation-date>
    <dc:creator>Marc Schröder</dc:creator>
    <dc:date>2006-07-10T17:25:24</dc:date>
    <dc:language>de-DE</dc:language>
    <meta:editing-cycles>41</meta:editing-cycles>
    <meta:editing-duration>PT23H1M35S</meta:editing-duration>
    <meta:user-defined meta:name="Info 1"/>
    <meta:user-defined meta:name="Info 2"/>
    <meta:user-defined meta:name="Info 3"/>
    <meta:user-defined meta:name="Info 4"/>
    <meta:document-statistic meta:table-count="7" meta:image-count="1" meta:object-count="0" meta:page-count="12" meta:paragraph-count="420" meta:word-count="2037" meta:character-count="12935"/>
  </office:meta>
</office:document-meta>
</file>